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5e1d" officeooo:paragraph-rsid="000c5e1d"/>
    </style:style>
    <style:style style:name="P2" style:family="paragraph" style:parent-style-name="Standard">
      <style:text-properties officeooo:rsid="000d8a2c" officeooo:paragraph-rsid="000d8a2c"/>
    </style:style>
    <style:style style:name="P3" style:family="paragraph" style:parent-style-name="Standard">
      <style:text-properties officeooo:rsid="000c9556" officeooo:paragraph-rsid="000c9556"/>
    </style:style>
    <style:style style:name="T1" style:family="text">
      <style:text-properties officeooo:rsid="000c95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b 1450</text:p>
      <text:p text:style-name="P1">plus 62</text:p>
      <text:p text:style-name="P1">15h 10e h caus may=150</text:p>
      <text:p text:style-name="P1"/>
      <text:p text:style-name="P1">km 18 e , 50km=0,36= 0,26+0,10</text:p>
      <text:p text:style-name="P1">7 irpf</text:p>
      <text:p text:style-name="P1">pgEx no prorate y se cuenta plus= 252</text:p>
      <text:p text:style-name="P1"/>
      <text:p text:style-name="P1">5</text:p>
      <text:p text:style-name="P1"/>
      <text:p text:style-name="P1">dev</text:p>
      <text:p text:style-name="P1"/>
      <text:p text:style-name="P1">1512</text:p>
      <text:p text:style-name="P1">hex=150</text:p>
      <text:p text:style-name="P1">18</text:p>
      <text:p text:style-name="P1">A= 1680</text:p>
      <text:p text:style-name="P1"/>
      <text:p text:style-name="P1">deva</text:p>
      <text:p text:style-name="P1">1<text:span text:style-name="T1">769</text:span></text:p>
      <text:p text:style-name="P1"/>
      <text:p text:style-name="P1">4,7%=<text:span text:style-name="T1">83,14</text:span></text:p>
      <text:p text:style-name="P1">0,15%=<text:span text:style-name="T1">2,65</text:span></text:p>
      <text:p text:style-name="P1"/>
      <text:p text:style-name="P1">1<text:span text:style-name="T1">919</text:span></text:p>
      <text:p text:style-name="P1"/>
      <text:p text:style-name="P1">0,10%=<text:span text:style-name="T1">1,92</text:span></text:p>
      <text:p text:style-name="P1">1,6%=<text:span text:style-name="T1">30,70</text:span></text:p>
      <text:p text:style-name="P1"/>
      <text:p text:style-name="P1">150</text:p>
      <text:p text:style-name="P1"/>
      <text:p text:style-name="P1">2%=3</text:p>
      <text:p text:style-name="P1"/>
      <text:p text:style-name="P2">deva=121,41</text:p>
      <text:p text:style-name="P3">IRPF=1667*7%=116,69</text:p>
      <text:p text:style-name="P1"/>
      <text:p text:style-name="P3">b=238,1</text:p>
      <text:p text:style-name="P3"/>
      <text:p text:style-name="P3">total</text:p>
      <text:p text:style-name="P3">A-B=1.441,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sb 1184</text:p>
      <text:p text:style-name="P2">p ex prorrat</text:p>
      <text:p text:style-name="P2">indef</text:p>
      <text:p text:style-name="P2"/>
      <text:p text:style-name="P2">km 20e por 30km</text:p>
      <text:p text:style-name="P2">irpf 3</text:p>
      <text:p text:style-name="P2"/>
      <text:p text:style-name="P2">deven</text:p>
      <text:p text:style-name="P2"/>
      <text:p text:style-name="P2">1184</text:p>
      <text:p text:style-name="P2">197,33</text:p>
      <text:p text:style-name="P2">20 =0,67= 0,26 +0,41</text:p>
      <text:p text:style-name="P2"/>
      <text:p text:style-name="P2">A=1.401,33</text:p>
      <text:p text:style-name="P2">“A”=1.393,63</text:p>
      <text:p text:style-name="P2"/>
      <text:p text:style-name="P2">dequito</text:p>
      <text:p text:style-name="P2">“A”=1.393,63</text:p>
      <text:p text:style-name="P2"/>
      <text:p text:style-name="P2">4,7=65,5</text:p>
      <text:p text:style-name="P2">0,15=2,09</text:p>
      <text:p text:style-name="P2"/>
      <text:p text:style-name="P2"/>
      <text:p text:style-name="P2">0,1=1,39</text:p>
      <text:p text:style-name="P2">1,55=21,6</text:p>
      <text:p text:style-name="P2"/>
      <text:p text:style-name="P2">devuevo=90,58</text:p>
      <text:p text:style-name="P2"/>
      <text:p text:style-name="P2">irpf=41,81</text:p>
      <text:p text:style-name="P2">B=132,39</text:p>
      <text:p text:style-name="P2"/>
      <text:p text:style-name="P2">total=1268,9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9T17:32:44.682416100</meta:creation-date>
    <dc:date>2026-02-09T18:17:56.239657200</dc:date>
    <meta:editing-duration>PT9M29S</meta:editing-duration>
    <meta:editing-cycles>1</meta:editing-cycles>
    <meta:document-statistic meta:table-count="0" meta:image-count="0" meta:object-count="0" meta:page-count="2" meta:paragraph-count="47" meta:word-count="77" meta:character-count="444" meta:non-whitespace-character-count="414"/>
    <meta:generator>LibreOffice/25.2.7.2$Windows_X86_64 LibreOffice_project/5cbfd1ab6520636bb5f7b99185aa69bd7456825d</meta:generator>
  </office:meta>
</office:document-meta>
</file>